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a62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a62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a62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a62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a62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a62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a62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a62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a62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a62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a62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a62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a62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a62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a62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a62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a62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Pablo Manuel Espinoza Risqu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Lecheri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2/1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242818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a Marina Risquez Mari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42818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8.46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8" meta:non-whitespace-character-count="1000"/>
    <meta:template xlink:type="simple" xlink:actuate="onRequest" xlink:title="Normal" xlink:href=""/>
  </office:meta>
</office:document-meta>
</file>